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178574912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853776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235010802"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165147809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420582326" text:continue-list="list165147809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1284794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51129089"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1585381870"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3785789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1095061613"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1020052037" text:continue-list="list1095061613"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907008994"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515612888" text:continue-list="list102005203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85664868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01143502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755204009" text:continue-list="list907008994"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339802629" text:continue-list="list201143502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951123944" text:continue-list="list755204009" text:style-name="L2">
        <text:list-item>
          <text:p text:style-name="P24">linkUp/linkDown</text:p>
        </text:list-item>
      </text:list>
      <text:p text:style-name="Text_20_body">Don't forget to update the startup config !</text:p>
      <text:p text:style-name="Heading_20_3"/>
      <text:list xml:id="list719214254" text:continue-list="list133980262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050378798" text:continue-list="list1951123944"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300751713" text:continue-list="list719214254"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959396136" text:continue-list="list2050378798"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63508143" text:continue-list="list30075171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0415202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48044465"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5652329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2051539359" text:continue-list="list1959396136" text:style-name="L2">
        <text:list-item>
          <text:p text:style-name="P24"><text:soft-page-break/>linkUp/linkDown</text:p>
        </text:list-item>
      </text:list>
      <text:p text:style-name="Text_20_body">Don't forget to update the startup config !</text:p>
      <text:p text:style-name="Heading_20_3"/>
      <text:list xml:id="list478947617" text:continue-list="list1856523298"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158267099" text:continue-list="list2051539359"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10249974" text:continue-list="list47894761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3539523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68566127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766125838" text:continue-list="list685661272"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19389090" text:continue-list="list76612583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29571026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1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977994847"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572255927"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726290359" text:continue-list="list57225592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51068927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08250208"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312087071" text:continue-list="list708250208"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45032859" text:continue-list="list312087071" text:style-name="Outline">
        <text:list-item>
          <text:h text:style-name="Heading_20_1" text:outline-level="1">Additional Softwares</text:h>
        </text:list-item>
      </text:list>
      <text:p text:style-name="Standard"/>
      <text:list xml:id="list180708942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4347660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3984438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2049827400"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176914316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8324390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4150849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35025920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05:10</dc:date>
    <meta:editing-cycles>536</meta:editing-cycles>
    <meta:editing-duration>PT293H00M12S</meta:editing-duration>
    <meta:document-statistic meta:table-count="1" meta:image-count="7" meta:object-count="0" meta:page-count="73" meta:paragraph-count="1174" meta:word-count="9616" meta:character-count="67812"/>
    <meta:user-defined meta:name="Info 1"/>
    <meta:user-defined meta:name="Info 2"/>
    <meta:user-defined meta:name="Info 3"/>
    <meta:user-defined meta:name="Info 4"/>
  </office:meta>
</office:document-meta>
</file>